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b0bb5" officeooo:paragraph-rsid="000b0bb5"/>
    </style:style>
    <style:style style:name="P2" style:family="paragraph" style:parent-style-name="Standard">
      <style:text-properties officeooo:rsid="000b0bb5" officeooo:paragraph-rsid="000ff34a"/>
    </style:style>
    <style:style style:name="P3" style:family="paragraph" style:parent-style-name="Standard">
      <style:text-properties officeooo:rsid="000b0bb5" officeooo:paragraph-rsid="0011084c"/>
    </style:style>
    <style:style style:name="P4" style:family="paragraph" style:parent-style-name="Standard">
      <style:text-properties officeooo:rsid="000ff34a" officeooo:paragraph-rsid="000ff3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主从复制 </text:p>
      <text:p text:style-name="P1"/>
      <text:p text:style-name="P1">mysql&gt; show binary logs;</text:p>
      <text:p text:style-name="P1">mysql&gt; show binlog events in “file”</text:p>
      <text:p text:style-name="P1"/>
      <text:p text:style-name="P1">事件 event</text:p>
      <text:p text:style-name="P1"><text:s/>timestamp <text:s/>时间戳 <text:s/>什么时候产生的 </text:p>
      <text:p text:style-name="P1">position ：offset <text:s/>时间本身 </text:p>
      <text:p text:style-name="P1">serverid 那个服务器产生的这个日志 </text:p>
      <text:p text:style-name="P1"/>
      <text:p text:style-name="P1">即时点还原 <text:s/>： 记录我们每一次可以引起数据库改变的操作 </text:p>
      <text:p text:style-name="P1"><text:s text:c="2"/>Mysql ： tx1 <text:s/>多cpu <text:s/>写日志一定是串行的 但是 写是事物是并行 <text:s/>可能会导致二进制日志回复的数据跟原数据不一样</text:p>
      <text:p text:style-name="P1"/>
      <text:p text:style-name="P1">MySql 隔离级别 </text:p>
      <text:p text:style-name="P1"><text:s text:c="3"/>READ-UNCOMMITTED</text:p>
      <text:p text:style-name="P1"><text:s text:c="3"/>READ-COMMITTED</text:p>
      <text:p text:style-name="P1"><text:s text:c="3"/>REPEATABLE-READ</text:p>
      <text:p text:style-name="P1"><text:s text:c="2"/>SERIAIZABLE</text:p>
      <text:p text:style-name="P1">建议使用row格式 </text:p>
      <text:p text:style-name="P1"/>
      <text:p text:style-name="P1">为了获得一致的数据 </text:p>
      <text:p text:style-name="P1"/>
      <text:p text:style-name="P1">从服务器接收主服务器的日志 然后执行 <text:s/>接收的那个日志叫relay log</text:p>
      <text:p text:style-name="P1"><text:s/>从服务器比主服务器要慢一点 </text:p>
      <text:p text:style-name="P1"/>
      <text:p text:style-name="P1">mysql的主从复制 </text:p>
      <text:p text:style-name="P1">半同步 ： 只保证一台从服务器接收完成 </text:p>
      <text:p text:style-name="P1"/>
      <text:p text:style-name="P1"/>
      <text:p text:style-name="P1">复制的作用</text:p>
      <text:p text:style-name="P1"><text:s text:c="3"/>辅助实现备份 </text:p>
      <text:p text:style-name="P1"><text:s text:c="3"/>高可用</text:p>
      <text:p text:style-name="P1"><text:s text:c="3"/>异地容灾</text:p>
      <text:p text:style-name="P1"><text:s text:c="3"/>分摊负载 <text:s/>scale out</text:p>
      <text:p text:style-name="P1"/>
      <text:p text:style-name="P1">读只能从从服务器读 <text:s/>写只能从主服务器 </text:p>
      <text:p text:style-name="P1"/>
      <text:p text:style-name="P1">mysql代理 分发读写 <text:s/>读写分离 <text:s/>rw-spliting</text:p>
      <text:p text:style-name="P1">分担主mysql服务器负担 <text:s/>采用分级复制 </text:p>
      <text:p text:style-name="P1"/>
      <text:p text:style-name="P1">mysql存储引擎 <text:s/>blackhole （黑洞）</text:p>
      <text:p text:style-name="P1"/>
      <text:p text:style-name="P1">主从架构中 不使用mysql代理 <text:s/>如何实现主的写 从的读</text:p>
      <text:p text:style-name="P1"/>
      <text:p text:style-name="P1">mysql双主模型（互相复制 ）（支持 <text:s/>但是不建议）</text:p>
      <text:p text:style-name="P1"/>
      <text:p text:style-name="P1">必须要解决循环复制 <text:s/>serverid 跟本机相同的不会接收 记录的时候不改变serverid</text:p>
      <text:p text:style-name="P1"/>
      <text:p text:style-name="P2">双主无法减轻写操作 <text:s/>很容易出问题</text:p>
      <text:p text:style-name="P2"/>
      <text:p text:style-name="P2">拆分库</text:p>
      <text:p text:style-name="P2"><text:soft-page-break/><text:s text:c="2"/>垂直拆分 <text:s text:c="2"/></text:p>
      <text:p text:style-name="P2"><text:s text:c="2"/>水平拆分 <text:s text:c="2"/>数据有热区</text:p>
      <text:p text:style-name="P2"/>
      <text:p text:style-name="P4">如 1000W行的表 </text:p>
      <text:p text:style-name="P4">100万一个表</text:p>
      <text:p text:style-name="P1"/>
      <text:p text:style-name="P1">读写分离 工具 ：</text:p>
      <text:p text:style-name="P1"><text:s text:c="3"/>mysql-proxy</text:p>
      <text:p text:style-name="P1"><text:s text:c="3"/>amceba ：阿里巴巴 </text:p>
      <text:p text:style-name="P3"><text:s text:c="4"/>cobar ： 阿里巴巴（数据拆分 ）</text:p>
      <text:p text:style-name="P3"/>
      <text:p text:style-name="P3"/>
      <text:p text:style-name="P3"/>
      <text:p text:style-name="P3"><text:s text:c="5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1T20:47:44.922421861</meta:creation-date>
    <dc:date>2014-07-01T23:14:15.484300435</dc:date>
    <meta:editing-duration>PT9M18S</meta:editing-duration>
    <meta:editing-cycles>1</meta:editing-cycles>
    <meta:document-statistic meta:table-count="0" meta:image-count="0" meta:object-count="0" meta:page-count="2" meta:paragraph-count="43" meta:word-count="422" meta:character-count="797" meta:non-whitespace-character-count="657"/>
    <meta:generator>LibreOffice/4.2.3.3$Linux_X86_64 LibreOffice_project/420m0$Build-3</meta:generator>
  </office:meta>
</office:document-meta>
</file>